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HelloWorld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bli </meta:initial-creator>
    <meta:creation-date>2017-02-23T15:20:15.787048895</meta:creation-date>
    <dc:date>2017-02-23T15:22:23.707375359</dc:date>
    <dc:creator>Bubli </dc:creator>
    <meta:editing-duration>PT2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7.2$Linux_X86_64 LibreOffice_project/40$Build-2</meta:generator>
  </office:meta>
</office:document-meta>
</file>

<file path=Basic/Standard/HelloWorld.xml><?xml version="1.0" encoding="utf-8"?>
<!DOCTYPE module  PUBLIC '-//OpenOffice.org//DTD OfficeDocument 1.0//EN'  'module.dtd'>
<script:module xmlns:script="http://openoffice.org/2000/script" script:name="HelloWorld" script:language="StarBasic">REM  *****  BASIC  *****

Sub Main
print "Hello worl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elloWorl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